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375in" fo:margin-left="0in" fo:margin-right="5.1806in" table:align="margins"/>
    </style:style>
    <style:style style:name="Table1.A" style:family="table-column">
      <style:table-column-properties style:column-width="2.159in" style:rel-column-width="28656*"/>
    </style:style>
    <style:style style:name="Table1.B" style:family="table-column">
      <style:table-column-properties style:column-width="2.7785in" style:rel-column-width="3687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425in" fo:keep-together="auto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625in" fo:margin-left="0in" fo:margin-right="5.4931in" table:align="margins"/>
    </style:style>
    <style:style style:name="Table2.A" style:family="table-column">
      <style:table-column-properties style:column-width="1.1222in" style:rel-column-width="15901*"/>
    </style:style>
    <style:style style:name="Table2.B" style:family="table-column">
      <style:table-column-properties style:column-width="1.1243in" style:rel-column-width="15931*"/>
    </style:style>
    <style:style style:name="Table2.C" style:family="table-column">
      <style:table-column-properties style:column-width="1.1236in" style:rel-column-width="15921*"/>
    </style:style>
    <style:style style:name="Table2.D" style:family="table-column">
      <style:table-column-properties style:column-width="1.2549in" style:rel-column-width="1778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503c86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161d3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03c86" officeooo:paragraph-rsid="00503c86" style:font-name-asian="Arial" style:font-size-asian="11pt" style:font-name-complex="Arial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officeooo:rsid="0046aaa7" officeooo:paragraph-rsid="004e148d" style:font-name-asian="Arial" style:font-size-asian="11pt" style:font-name-complex="Arial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0pt" officeooo:rsid="0041c630" officeooo:paragraph-rsid="004e148d" style:font-name-asian="Arial" style:font-size-asian="10pt" style:font-name-complex="Arial" style:font-size-complex="10pt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4dac5" officeooo:paragraph-rsid="0054dac5" style:font-name-asian="Arial" style:font-size-asian="11pt" style:font-name-complex="Arial" style:font-size-complex="11pt"/>
    </style:style>
    <style:style style:name="P2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5a9eb" officeooo:paragraph-rsid="0055a9eb" style:font-name-asian="Arial" style:font-size-asian="10pt" style:font-name-complex="Arial" style:font-size-complex="10pt"/>
    </style:style>
    <style:style style:name="P2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281993" officeooo:paragraph-rsid="004e148d" style:font-name-asian="Arial" style:font-size-asian="10pt" style:font-name-complex="Arial" style:font-size-complex="10pt"/>
    </style:style>
    <style:style style:name="P2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76cfb" style:font-name-asian="Arial" style:font-size-asian="10pt" style:font-name-complex="Arial" style:font-size-complex="10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46aaa7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4aed82" style:font-name-asian="Arial" style:font-weight-asian="bold" style:font-name-complex="Arial" style:font-weight-complex="bold"/>
    </style:style>
    <style:style style:name="T4" style:family="text">
      <style:text-properties style:font-name="Arial" fo:font-weight="bold" officeooo:rsid="005419c5" style:font-name-asian="Arial" style:font-weight-asian="bold" style:font-name-complex="Arial" style:font-weight-complex="bold"/>
    </style:style>
    <style:style style:name="T5" style:family="text">
      <style:text-properties style:font-name="Arial" fo:font-weight="bold" officeooo:rsid="005964f6" style:font-name-asian="Arial" style:font-weight-asian="bold" style:font-name-complex="Arial" style:font-weight-complex="bold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style:font-name="Arial" officeooo:rsid="00503c86" style:font-name-asian="Arial" style:font-name-complex="Arial"/>
    </style:style>
    <style:style style:name="T8" style:family="text">
      <style:text-properties officeooo:rsid="0055a9e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name-asian="Arial" style:font-weight-asian="bold" style:font-name-complex="Arial" style:font-weight-complex="bold"/>
    </style:style>
    <style:style style:name="T11" style:family="text">
      <style:text-properties fo:font-weight="bold" officeooo:rsid="0046aaa7" style:font-name-asian="Arial" style:font-weight-asian="bold" style:font-name-complex="Arial" style:font-weight-complex="bold"/>
    </style:style>
    <style:style style:name="T12" style:family="text">
      <style:text-properties fo:font-weight="bold" officeooo:rsid="004aed82" style:font-name-asian="Arial" style:font-weight-asian="bold" style:font-name-complex="Arial" style:font-weight-complex="bold"/>
    </style:style>
    <style:style style:name="T13" style:family="text">
      <style:text-properties fo:font-weight="bold" officeooo:rsid="005964f6" style:font-name-asian="Arial" style:font-weight-asian="bold" style:font-name-complex="Arial" style:font-weight-complex="bold"/>
    </style:style>
    <style:style style:name="T14" style:family="text">
      <style:text-properties fo:font-weight="bold" officeooo:rsid="005419c5" style:font-name-asian="Arial" style:font-weight-asian="bold" style:font-name-complex="Arial" style:font-weight-complex="bold"/>
    </style:style>
    <style:style style:name="T15" style:family="text">
      <style:text-properties style:font-name-asian="Arial" style:font-name-complex="Arial"/>
    </style:style>
    <style:style style:name="T16" style:family="text">
      <style:text-properties officeooo:rsid="00503c86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>Teatro Nacional Cervantes</text:p>
      <text:p text:style-name="P4">Detalle de Recepción</text:p>
      <text:p text:style-name="P1"/>
      <text:p text:style-name="P7">
        <text:span text:style-name="T10">Fecha </text:span>
        <text:span text:style-name="T11">actual</text:span>
        <text:span text:style-name="T15">: 02/06/2015 20:41</text:span>
      </text:p>
      <text:p text:style-name="P7"/>
      <text:p text:style-name="P7"/>
      <text:section text:style-name="Sect1" text:name="Section1">
        <text:p text:style-name="P8">
          <text:span text:style-name="T12">Numero de recepción</text:span>
          <text:span text:style-name="T15">: </text:span>
          <text:span text:style-name="T16">4</text:span>
        </text:p>
        <text:p text:style-name="P7"/>
        <text:p text:style-name="P9"><text:span text:style-name="T9">Fecha:</text:span> 2015-05-08 00:00:00 -0300 </text:p>
        <text:p text:style-name="P7"/>
        <text:p text:style-name="P10"><text:span text:style-name="T9">Estado:</text:span> En stock</text:p>
        <text:p text:style-name="P7"/>
        <text:p text:style-name="P7">
          <text:span text:style-name="T13">D</text:span>
          <text:span text:style-name="T14">escripcion provisoria: </text:span>
        </text:p>
      </text:section>
      <text:p text:style-name="P3"/>
      <text:p text:style-name="P16">Documento Principal</text:p>
      <text:p text:style-name="P7"/>
      <text:p text:style-name="P10">Tipo de documento: factura</text:p>
      <text:p text:style-name="P7"/>
      <text:p text:style-name="P10">Numero: 3333-33333333</text:p>
      <text:p text:style-name="P2"/>
      <text:p text:style-name="P3"/>
      <text:p text:style-name="P17">Documentos Secundarios</text:p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Tipo</text:p>
          </table:table-cell>
          <table:table-cell table:style-name="Table1.B1" office:value-type="string">
            <text:p text:style-name="P19">Numero</text:p>
          </table:table-cell>
        </table:table-row>
        <table:table-row table:style-name="Table1.2">
          <table:table-cell table:style-name="Table1.A2" office:value-type="string">
            <text:p text:style-name="P20">[TIPO_SECUNDARIO]</text:p>
          </table:table-cell>
          <table:table-cell table:style-name="Table1.B2" office:value-type="string">
            <text:p text:style-name="P20">[DOCUMENTO_SECUNDARIO]</text:p>
          </table:table-cell>
        </table:table-row>
      </table:table>
      <text:p text:style-name="P18"/>
      <text:p text:style-name="P14"/>
      <text:p text:style-name="P15">Bienes de consumo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">Codigo</text:p>
          </table:table-cell>
          <table:table-cell table:style-name="Table2.A1" office:value-type="string">
            <text:p text:style-name="P21">Nombre</text:p>
          </table:table-cell>
          <table:table-cell table:style-name="Table2.A1" office:value-type="string">
            <text:p text:style-name="P21">Cantidad</text:p>
          </table:table-cell>
          <table:table-cell table:style-name="Table2.D1" office:value-type="string">
            <text:p text:style-name="P21">Cost<text:span text:style-name="T8">o</text:span></text:p>
          </table:table-cell>
        </table:table-row>
        <table:table-row table:style-name="Table2.1">
          <table:table-cell table:style-name="Table2.A2" office:value-type="string">
            <text:p text:style-name="P22">[CODIGO]</text:p>
          </table:table-cell>
          <table:table-cell table:style-name="Table2.B2" office:value-type="string">
            <text:p text:style-name="P23">[NOMBRE]</text:p>
          </table:table-cell>
          <table:table-cell table:style-name="Table2.C2" office:value-type="string">
            <text:p text:style-name="P23">[CANTIDAD]</text:p>
          </table:table-cell>
          <table:table-cell table:style-name="Table2.D2" office:value-type="string">
            <text:p text:style-name="P23">[COSTO]</text:p>
          </table:table-cell>
        </table:table-row>
        <table:table-row table:style-name="Table2.1">
          <table:table-cell table:style-name="Table2.A3" office:value-type="string">
            <text:p text:style-name="P24">[CODIGO]</text:p>
          </table:table-cell>
          <table:table-cell table:style-name="Table2.B3" office:value-type="string">
            <text:p text:style-name="P24">[NOMBRE]</text:p>
          </table:table-cell>
          <table:table-cell table:style-name="Table2.C3" office:value-type="string">
            <text:p text:style-name="P24">[CANTIDAD]</text:p>
          </table:table-cell>
          <table:table-cell table:style-name="Table2.D3" office:value-type="string">
            <text:p text:style-name="P24">[COSTO]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20:40:32.365450067</dc:date>
    <meta:generator>LibreOffice/4.2.8.2$Linux_x86 LibreOffice_project/420m0$Build-2</meta:generator>
    <meta:editing-duration>PT20H52M59S</meta:editing-duration>
    <meta:editing-cycles>55</meta:editing-cycles>
    <meta:document-statistic meta:table-count="2" meta:image-count="1" meta:object-count="0" meta:page-count="1" meta:paragraph-count="28" meta:word-count="49" meta:character-count="452" meta:non-whitespace-character-count="430"/>
  </office:meta>
</office:document-meta>
</file>